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fo:language="en" fo:country="US" officeooo:paragraph-rsid="001179af"/>
    </style:style>
    <style:style style:name="P3" style:family="paragraph" style:parent-style-name="Standard">
      <style:text-properties fo:language="en" fo:country="US" officeooo:rsid="001179af" officeooo:paragraph-rsid="001179af"/>
    </style:style>
    <style:style style:name="P4" style:family="paragraph" style:parent-style-name="Standard" style:list-style-name="L1">
      <style:text-properties fo:language="ru" fo:country="RU" officeooo:rsid="001179af" officeooo:paragraph-rsid="001179af"/>
    </style:style>
    <style:style style:name="P5" style:family="paragraph" style:parent-style-name="Standard">
      <style:text-properties fo:language="ru" fo:country="RU" officeooo:rsid="0018784e" officeooo:paragraph-rsid="0018784e"/>
    </style:style>
    <style:style style:name="P6" style:family="paragraph" style:parent-style-name="Standard" style:master-page-name="">
      <style:paragraph-properties fo:margin-left="0cm" fo:margin-right="0cm" fo:text-indent="1.021cm" style:auto-text-indent="false" style:page-number="auto"/>
      <style:text-properties fo:language="ru" fo:country="RU" officeooo:rsid="0018784e" officeooo:paragraph-rsid="0018784e"/>
    </style:style>
    <style:style style:name="P7" style:family="paragraph" style:parent-style-name="Standard" style:master-page-name="">
      <style:paragraph-properties fo:margin-left="0cm" fo:margin-right="0cm" fo:text-indent="1.021cm" style:auto-text-indent="false" style:page-number="auto"/>
      <style:text-properties fo:language="ru" fo:country="RU" officeooo:rsid="0018784e" officeooo:paragraph-rsid="001a367a"/>
    </style:style>
    <style:style style:name="T1" style:family="text">
      <style:text-properties officeooo:rsid="001179af"/>
    </style:style>
    <style:style style:name="T2" style:family="text">
      <style:text-properties fo:language="ru" fo:country="RU" officeooo:rsid="001179af"/>
    </style:style>
    <style:style style:name="T3" style:family="text">
      <style:text-properties fo:language="ru" fo:country="RU" officeooo:rsid="0023c3f6"/>
    </style:style>
    <style:style style:name="T4" style:family="text">
      <style:text-properties fo:language="ru" fo:country="RU" officeooo:rsid="0027a467"/>
    </style:style>
    <style:style style:name="T5" style:family="text">
      <style:text-properties fo:language="ru" fo:country="RU" officeooo:rsid="00262a17"/>
    </style:style>
    <style:style style:name="T6" style:family="text">
      <style:text-properties fo:language="ru" fo:country="RU" officeooo:rsid="0026e207"/>
    </style:style>
    <style:style style:name="T7" style:family="text">
      <style:text-properties fo:language="ru" fo:country="RU" officeooo:rsid="00aeb835"/>
    </style:style>
    <style:style style:name="T8" style:family="text">
      <style:text-properties fo:language="ru" fo:country="RU" officeooo:rsid="001608b5"/>
    </style:style>
    <style:style style:name="T9" style:family="text">
      <style:text-properties fo:language="ru" fo:country="RU" officeooo:rsid="0018614f"/>
    </style:style>
    <style:style style:name="T10" style:family="text">
      <style:text-properties fo:language="en" fo:country="US" officeooo:rsid="0015c005"/>
    </style:style>
    <style:style style:name="T11" style:family="text">
      <style:text-properties fo:language="en" fo:country="US" officeooo:rsid="001608b5"/>
    </style:style>
    <style:style style:name="T12" style:family="text">
      <style:text-properties fo:language="en" fo:country="US" officeooo:rsid="00262a17"/>
    </style:style>
    <style:style style:name="T13" style:family="text">
      <style:text-properties officeooo:rsid="00262a17"/>
    </style:style>
    <style:style style:name="T14" style:family="text">
      <style:text-properties officeooo:rsid="001a367a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bookmark-start text:name="__DdeLink__1_707102545"/>Разработка систем для тестирования средств автоматизации в нефтедобывающей отрасли<text:bookmark-end text:name="__DdeLink__1_707102545"/></text:p>
      <text:list xml:id="list6567765978473176747" text:style-name="L1">
        <text:list-item>
          <text:p text:style-name="P1">Краткое описание автоматизируемых систем (типы устройств и датчиков, их количества в системе и т. д);</text:p>
          <text:p text:style-name="P2"><text:span text:style-name="T1">- </text:span><text:span text:style-name="T2">Задвижка(</text:span><text:span text:style-name="T3">Открыта, Закрыта, Открыть, Закрыть, Стоп, Авария, </text:span><text:span text:style-name="T4">Местное управление, Дистанционное управление, Готов к пуску</text:span><text:span text:style-name="T2">)</text:span></text:p>
          <text:p text:style-name="P2"><text:span text:style-name="T2">- Клапан с аналоговым управлением(</text:span><text:span text:style-name="T5">Положение клапана</text:span><text:span text:style-name="T3">, </text:span><text:span text:style-name="T5">Дистанционное управление, Готов к пуску, Управление клапаном(</text:span><text:span text:style-name="T13">AO</text:span><text:span text:style-name="T5">),</text:span><text:span text:style-name="T6">Авария</text:span><text:span text:style-name="T3">)</text:span><text:span text:style-name="T2">)</text:span></text:p>
          <text:p text:style-name="P2"><text:span text:style-name="T2">- клапан с дискретным управлением</text:span><text:span text:style-name="T7">(Уменьшить % открытия клапана, Увеличить % открытия клапана, Стоп перемещения клапана, Полное закрытие, Полное открытие, Местный режим управления клапаном, Дистанционный режим управления, Общая авария блока управления клапаном, Готовность блока управления клапаном, Положение регулирующего клапана)</text:span></text:p>
          <text:p text:style-name="P4">- датчики аналоговые (уровень, давление, загазованность)</text:p>
          <text:p text:style-name="P4">- датчики дискретные(аварийный уровень, аварийное давление).</text:p>
        </text:list-item>
      </text:list>
      <text:p text:style-name="P3"/>
      <text:list xml:id="list214120562148384" text:continue-numbering="true" text:style-name="L1">
        <text:list-item>
          <text:p text:style-name="P1">Описание применяемых в разработке средств (протоколы, языки) и предусмотренных для них систем тестирования (cppUnit, QtTest, <text:span text:style-name="T10">KEPServerEx</text:span> и т. д.)</text:p>
        </text:list-item>
      </text:list>
      <text:p text:style-name="Standard"/>
      <text:list xml:id="list214120562132939" text:continue-numbering="true" text:style-name="L1">
        <text:list-item>
          <text:p text:style-name="P1">Описание схемы построения процесса разработки через тестирование;</text:p>
        </text:list-item>
      </text:list>
      <text:p text:style-name="Standard"/>
      <text:list xml:id="list214120563150425" text:continue-numbering="true" text:style-name="L1">
        <text:list-item>
          <text:p text:style-name="P1"><text:span text:style-name="T8">Методы оптимизации построения систем с использованием средств, </text:span><text:span text:style-name="T9">представленных</text:span><text:span text:style-name="T8"> в (п.п.2) </text:span><text:span text:style-name="T11">(</text:span>Анализ результатов.<text:span text:style-name="T11">)</text:span></text:p>
        </text:list-item>
      </text:list>
      <text:p text:style-name="Standard"><text:span text:style-name="T11"/></text:p>
      <text:p text:style-name="P5">Статья на тему «Разработка систем для тестирования средств автоматизации в нефтедобывающей отрасли»</text:p>
      <text:p text:style-name="P5"/>
      <text:p text:style-name="P6">Сейчас в мире набирает обороты автоматизация и компьютеризация во всех отраслях. Это коснулось и нефтедобывающей отрасли. В нефтедобывающей отрасли есть процессы, которые требуют автоматизации такие как мониторинг датчиков, ведение лога опросов, оповещение оператора в экстренной ситуации. Это позволит сократить затраты на обслуживание, так же вовремя избегать аварийных ситуаций. Мониторинг датчиков позволит <text:s text:c="2"/>вовремя предупреждать оператора об износе, и не будут тратить время рабочего на фиксирование показаний каждого датчика. Ведение логов опроса позволит, если все таки произойдет аварийная ситуация, установить причину пришествия. </text:p>
      <text:p text:style-name="P7">Предполагается, что будут опрашиваться следующие датчики: датчики давления, температуры, уровня, клапан и задвижка. ПО для датчиков давления, температуры, уровня должно обеспечивать эмуляцию аналогово<text:span text:style-name="T14">го</text:span> датчика с сигналом типа: «пила». <text:span text:style-name="T14">ПО для задвижки должно обеспечивать эмуляцию задвижки т. е. <text:s/>Открыта, Закрыта, Открыть, Закрыть, Стоп, Авария, Местное управление, Дистанционное управление, Готов к пуску. ПО для клапана должно обеспечивать эмуляцию клапана с аналоговой регулировкой положения т. е. <text:s/>Положение клапана, Дистанционное управление, Готов к пуску, Управление клапаном(</text:span><text:span text:style-name="T12">AO</text:span><text:span text:style-name="T13">),Авария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WenQuanYi Zen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imon </meta:initial-creator>
    <meta:creation-date>2013-11-26T12:18:19</meta:creation-date>
    <dc:date>2013-12-24T21:41:20.524000000</dc:date>
    <meta:editing-duration>PT2M29S</meta:editing-duration>
    <meta:editing-cycles>9</meta:editing-cycles>
    <meta:generator>LibreOffice/4.1.2.3$Windows_x86 LibreOffice_project/40b2d7fde7e8d2d7bc5a449dc65df4d08a7dd38</meta:generator>
    <meta:document-statistic meta:table-count="0" meta:image-count="0" meta:object-count="0" meta:page-count="1" meta:paragraph-count="13" meta:word-count="307" meta:character-count="2537" meta:non-whitespace-character-count="2242"/>
  </office:meta>
</office:document-meta>
</file>